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aste1" style:family="table">
      <style:table-properties style:width="17cm" table:align="margins"/>
    </style:style>
    <style:style style:name="Paste1.A" style:family="table-column">
      <style:table-column-properties style:column-width="17cm" style:rel-column-width="65535*"/>
    </style:style>
    <style:style style:name="Past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text-properties style:font-name="Liberation Mono"/>
    </style:style>
    <style:style style:name="P4" style:family="paragraph" style:parent-style-name="Standard">
      <style:paragraph-properties fo:text-align="justify" style:justify-single-word="false"/>
      <style:text-properties style:font-name="Liberation Mono"/>
    </style:style>
    <style:style style:name="P5" style:family="paragraph" style:parent-style-name="Table_20_Contents">
      <style:paragraph-properties fo:text-align="justify" style:justify-single-word="false"/>
    </style:style>
    <style:style style:name="T1" style:family="text">
      <style:text-properties fo:language="es" fo:country="ES"/>
    </style:style>
    <style:style style:name="T2" style:family="text">
      <style:text-properties style:font-name="Nimbus Mono L"/>
    </style:style>
    <style:style style:name="T3" style:family="text">
      <style:text-properties style:font-name="Liberation Mono"/>
    </style:style>
    <style:style style:name="T4" style:family="text">
      <style:text-properties fo:color="#996633"/>
    </style:style>
    <style:style style:name="T5" style:family="text">
      <style:text-properties fo:color="#66333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ación:</text:p>
      <text:p text:style-name="P3"/>
      <text:p text:style-name="P3">Ubuntu 10.04:</text:p>
      <text:p text:style-name="P3"/>
      <text:p text:style-name="P3"/>
      <text:p text:style-name="P3">Eclipse:</text:p>
      <text:p text:style-name="P3">Vamos a Examine y ejecute aplicaciones instaladas (Icono de ubuntu arriba a la izquierda)-&gt;centro de software de ubuntu. Una vez aquí ponemos en el <text:span text:style-name="T1">buscador</text:span> Eclipse y le damos a instalar.</text:p>
      <text:p text:style-name="P3">Con esto se instalara Java también para comprobar esto escribimos en la consola “ java -version”, en caso de que no sea la más actual hacemos lo siguiente:</text:p>
      <text:p text:style-name="P3"><text:s/>1-http://www.oracle.com/technetwork/java/javase/downloads/jdk-7u2-download-1377129.html</text:p>
      <text:p text:style-name="P4"><text:s/>2-Descargar archivo .tar.gz</text:p>
      <text:p text:style-name="P1"><text:span text:style-name="T3"><text:s/>3-Abrimos un terminal y escribimos lo siguiente</text:span>:</text:p>
      <text:p text:style-name="P1"><text:tab/><text:span text:style-name="T2">1-“</text:span><text:span text:style-name="Source_20_Text"><text:span text:style-name="T2">gzip -d jdk-7u2-linux-i586.tar.gz” </text:span></text:span></text:p>
      <text:p text:style-name="P1"><text:span text:style-name="Source_20_Text"><text:span text:style-name="T2"><text:s/><text:tab/>2-“tar -xvf jdk-7-linux-i586.tar” </text:span></text:span></text:p>
      <text:p text:style-name="P1"><text:span text:style-name="Source_20_Text"><text:span text:style-name="T2"><text:s/><text:tab/>3-“sudo mv ./jdk1.7.0_02/ /usr/lib/jvm/jdk1.7.0_02”.</text:span></text:span></text:p>
      <text:p text:style-name="P1"><text:span text:style-name="Source_20_Text"><text:span text:style-name="T2"><text:s/><text:tab/>4-“sudo update-alternatives --install /usr/bin/java java <text:tab/>/usr/lib/jvm/jdk1.7.0_02/jre/bin/java 3”</text:span></text:span></text:p>
      <text:p text:style-name="P1"><text:span text:style-name="Source_20_Text"><text:span text:style-name="T2"><text:s/><text:tab/>5-“sudo update-alternatives --config java”</text:span></text:span></text:p>
      <text:p text:style-name="P1"><text:span text:style-name="Source_20_Text"><text:span text:style-name="T2"><text:tab/>6-Elegimos la opción que corresponde a la versión que <text:tab/>queremos usar y listo.</text:span></text:span></text:p>
      <text:p text:style-name="P1"><text:span text:style-name="Source_20_Text"><text:span text:style-name="T2"/></text:span></text:p>
      <text:p text:style-name="P1"><text:span text:style-name="Source_20_Text"><text:span text:style-name="T3">Lejos Project</text:span></text:span></text:p>
      <text:list xml:id="list450919768" text:style-name="L1">
        <text:list-item>
          <text:list>
            <text:list-item>
              <text:list>
                <text:list-item>
                  <text:p text:style-name="P2"><text:span text:style-name="Source_20_Text"><text:span text:style-name="T3">Descargamos LeJOS</text:span></text:span></text:p>
                  <text:list>
                    <text:list-item>
                      <text:p text:style-name="P2"><text:a xlink:type="simple" xlink:href="http://lejos.sourceforge.net/"><text:span text:style-name="Source_20_Text"><text:span text:style-name="T3">http://lejos.sourceforge.net/</text:span></text:span></text:a><text:span text:style-name="Source_20_Text"><text:span text:style-name="T3"></text:span></text:span></text:p>
                    </text:list-item>
                    <text:list-item>
                      <text:p text:style-name="P2"><text:span text:style-name="Source_20_Text"><text:span text:style-name="T3">gzip -d lejos_NXJ_0_9_0beta.tar.gz</text:span></text:span></text:p>
                    </text:list-item>
                    <text:list-item>
                      <text:p text:style-name="P2"><text:span text:style-name="Source_20_Text"><text:span text:style-name="T3">tar -xvf lejos_NXJ_0_9_0beta.tar</text:span></text:span></text:p>
                    </text:list-item>
                    <text:list-item>
                      <text:p text:style-name="P2"><text:span text:style-name="Source_20_Text"><text:span text:style-name="T3">mv lejos_nxj lejos</text:span></text:span></text:p>
                    </text:list-item>
                    <text:list-item>
                      <text:p text:style-name="P2"><text:span text:style-name="Source_20_Text"><text:span text:style-name="T3">sudo mv lejos /usr/local/lejos</text:span></text:span></text:p>
                    </text:list-item>
                    <text:list-item>
                      <text:p text:style-name="P2"><text:span text:style-name="Source_20_Text"><text:span text:style-name="T3">cd /usr/local/lejos</text:span></text:span></text:p>
                    </text:list-item>
                    <text:list-item>
                      <text:p text:style-name="P2"><text:span text:style-name="Source_20_Text"><text:span text:style-name="T3">sudo chmod +x bin/*</text:span></text:span></text:p>
                    </text:list-item>
                    <text:list-item>
                      <text:p text:style-name="P2"><text:span text:style-name="Source_20_Text"><text:span text:style-name="T3"/></text:span></text:p>
                    </text:list-item>
                  </text:list>
                </text:list-item>
                <text:list-item>
                  <text:p text:style-name="P2"><text:span text:style-name="Source_20_Text"><text:span text:style-name="T3">Instalar librerías y utilidades complementarias</text:span></text:span></text:p>
                  <text:list>
                    <text:list-item>
                      <text:p text:style-name="P2"><text:span text:style-name="Source_20_Text"><text:span text:style-name="T3">sudo apt-get install gcc</text:span></text:span></text:p>
                    </text:list-item>
                    <text:list-item>
                      <text:p text:style-name="P2"><text:span text:style-name="Source_20_Text"><text:span text:style-name="T3">sudo apt-get install ant</text:span></text:span></text:p>
                    </text:list-item>
                    <text:list-item>
                      <text:p text:style-name="P2"><text:span text:style-name="Source_20_Text"><text:span text:style-name="T3">sudo apt-get install bluez</text:span></text:span></text:p>
                    </text:list-item>
                    <text:list-item>
                      <text:p text:style-name="P2"><text:span text:style-name="Source_20_Text"><text:span text:style-name="T3">sudo apt-get install libusb-dev</text:span></text:span></text:p>
                    </text:list-item>
                    <text:list-item>
                      <text:p text:style-name="P2"><text:span text:style-name="Source_20_Text"><text:span text:style-name="T3">sudo apt-get install build-essential</text:span></text:span></text:p>
                    </text:list-item>
                    <text:list-item>
                      <text:p text:style-name="P2"><text:span text:style-name="Source_20_Text"><text:span text:style-name="T3">sudo apt-get install libbluetooth-dev</text:span></text:span></text:p>
                    </text:list-item>
                  </text:list>
                </text:list-item>
                <text:list-item>
                  <text:p text:style-name="P2"><text:span text:style-name="Source_20_Text"><text:span text:style-name="T3">Probar el resultado</text:span></text:span></text:p>
                  <text:list>
                    <text:list-item>
                      <text:p text:style-name="P2"><text:span text:style-name="Source_20_Text"><text:span text:style-name="T3">cd /usr/local/lejos/build</text:span></text:span></text:p>
                    </text:list-item>
                    <text:list-item>
                      <text:p text:style-name="P2"><text:span text:style-name="Source_20_Text"><text:span text:style-name="T3">ant</text:span></text:span></text:p>
                      <text:list>
                        <text:list-item>
                          <text:p text:style-name="P2"><text:span text:style-name="Source_20_Text"><text:span text:style-name="T3">Debe salir BUILD SUCCESSFUL</text:span></text:span></text:p>
                        </text:list-item>
                      </text:list>
                    </text:list-item>
                    <text:list-item>
                      <text:p text:style-name="P2"><text:span text:style-name="Source_20_Text"><text:span text:style-name="T3">cd /etc/profile.d</text:span></text:span></text:p>
                    </text:list-item>
                  </text:list>
                </text:list-item>
                <text:list-item>
                  <text:p text:style-name="P2"><text:span text:style-name="Source_20_Text"><text:span text:style-name="T3">Permisos de USB</text:span></text:span></text:p>
                  <text:list>
                    <text:list-item>
                      <text:p text:style-name="P2"><text:span text:style-name="Source_20_Text"><text:span text:style-name="T3">cd /etc/udev/rules.d</text:span></text:span></text:p>
                    </text:list-item>
                    <text:list-item>
                      <text:p text:style-name="P2"><text:span text:style-name="Source_20_Text"><text:span text:style-name="T3">sudo nano 70-lego.rules</text:span></text:span></text:p>
                      <text:list>
                        <text:list-item>
                          <text:p text:style-name="P2"><text:span text:style-name="Source_20_Text"><text:span text:style-name="T3">Pegar: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Paste1" table:style-name="Paste1">
        <table:table-column table:style-name="Paste1.A"/>
        <text:soft-page-break/>
        <table:table-row>
          <table:table-cell table:style-name="Paste1.A1" office:value-type="string">
            <text:p text:style-name="P5"># Lego NXT</text:p>
            <text:p text:style-name="P5">BUS=="usb", SYSFS{idVendor}=="03eb", GROUP="lego", MODE="0660"</text:p>
            <text:p text:style-name="P5">BUS=="usb", SYSFS{idVendor}=="0694", GROUP="lego", MODE="0660"</text:p>
            <text:p text:style-name="P5">BUS=="usb", SYSFS{idVendor}=="0694", GROUP="lego", MODE="0660"</text:p>
          </table:table-cell>
        </table:table-row>
      </table:table>
      <text:list xml:id="list165122426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<text:bookmark text:name=" Lego NXTBUS==usb SYSFS{idVendor}==03eb GROUP=lego MODE=0660BUS==usb SYSFS{idVendor}==0694 GROUP=lego MODE=0660BUS==usb SYSFS{idVendor}==0694 GROUP=lego MODE=0660"/><text:span text:style-name="Source_20_Text"><text:span text:style-name="T3">Guardar.</text:span></text:span></text:p>
                        </text:list-item>
                      </text:list>
                    </text:list-item>
                    <text:list-item>
                      <text:p text:style-name="P2"><text:span text:style-name="Source_20_Text"><text:span text:style-name="T3">Sudo groupadd lego</text:span></text:span></text:p>
                    </text:list-item>
                    <text:list-item>
                      <text:p text:style-name="P2"><text:span text:style-name="Source_20_Text">useradd -G </text:span><text:span text:style-name="Source_20_Text"><text:span text:style-name="T4">group-name</text:span></text:span><text:span text:style-name="Source_20_Text"> </text:span><text:span text:style-name="Source_20_Text"><text:span text:style-name="T5">username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</meta:initial-creator>
    <meta:creation-date>2012-01-28T10:59:52</meta:creation-date>
    <dc:date>2012-01-28T12:12:21</dc:date>
    <dc:creator>Bruno </dc:creator>
    <meta:editing-duration>PT00H57M18S</meta:editing-duration>
    <meta:editing-cycles>8</meta:editing-cycles>
    <meta:generator>OpenOffice.org/3.2$Linux OpenOffice.org_project/320m12$Build-9483</meta:generator>
    <meta:document-statistic meta:table-count="1" meta:image-count="0" meta:object-count="0" meta:page-count="2" meta:paragraph-count="46" meta:word-count="237" meta:character-count="1799"/>
  </office:meta>
</office:document-meta>
</file>